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4"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margin-top="0in" fo:margin-bottom="0in" fo:text-align="justify" style:justify-single-word="false"/>
      <style:text-properties fo:color="#000000" style:font-name="Courier New" fo:font-size="11pt" fo:language="en" fo:country="US" style:text-underline-style="none"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Heading_20_3">
      <style:text-properties fo:language="en" fo:country="US"/>
    </style:style>
    <style:style style:name="P7" style:family="paragraph" style:parent-style-name="Heading_20_3">
      <style:text-properties fo:language="en" fo:country="US" style:language-asian="zxx" style:country-asian="none" style:language-complex="zxx" style:country-complex="none"/>
    </style:style>
    <style:style style:name="P8"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9" style:family="paragraph" style:parent-style-name="Text_20_body">
      <style:paragraph-properties fo:margin-top="0in" fo:margin-bottom="0in" fo:text-align="justify" style:justify-single-word="false"/>
      <style:text-properties fo:color="#000000" style:font-name="Courier New" fo:language="en" fo:country="US" style:text-underline-style="none" fo:font-weight="bold" style:language-asian="zxx" style:country-asian="none" style:font-weight-asian="bold" style:language-complex="zxx" style:country-complex="none" style:font-weight-complex="bold"/>
    </style:style>
    <style:style style:name="P10"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1" style:family="text">
      <style:text-properties fo:font-style="italic" style:font-style-asian="italic" style:font-style-complex="italic"/>
    </style:style>
    <style:style style:name="T2" style:family="text">
      <style:text-properties style:font-name="Courier New" fo:font-weight="bold" style:font-weight-asian="bold" style:font-weight-complex="bold"/>
    </style:style>
    <style:style style:name="T3" style:family="text">
      <style:text-properties style:font-name="Courier New" fo:font-style="italic" fo:font-weight="bold" style:font-style-asian="italic" style:font-weight-asian="bold" style:font-style-complex="italic" style:font-weight-complex="bold"/>
    </style:style>
    <style:style style:name="T4" style:family="text">
      <style:text-properties style:font-name="Courier New"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iter plugin for testing the Alphatronics praxis</text:h>
      <text:p text:style-name="P2"/>
      <text:p text:style-name="P2">April 1, 2014</text:p>
      <text:p text:style-name="P1"/>
      <text:p text:style-name="P1">It is enough to keep the plugin (file named <text:span text:style-name="T1">piter_plug.tcl</text:span>) in the directory in which <text:span text:style-name="T1">piter</text:span> <text:s/>is called. The connection parameters are: Speed = 115200, Prot = Escaped, Bin (checked).</text:p>
      <text:h text:style-name="P7" text:outline-level="3">Periodic polling</text:h>
      <text:p text:style-name="P1">The plugin runs a callback that periodically polls the node in a way similar to what I observed for the RENESAS firmware. Initially, before the plugin learns the node Id, it will issue this command at 0.5s intervals:</text:p>
      <text:p text:style-name="P1"><text:tab/><text:span text:style-name="T2">0x11 0x09 0x00 0x00 0x01 0x00</text:span></text:p>
      <text:p text:style-name="P1">which polls the node for its Id.<text:note text:id="ftn1" text:note-class="footnote"><text:note-citation>1</text:note-citation><text:note-body><text:p text:style-name="Footnote">Note that we do not show the three framing bytes.</text:p></text:note-body></text:note> Once the node responds, and the plugins learns its Id, the callback will switch to 2s intervals issuing these commands in pairs:</text:p>
      <text:p text:style-name="P9"><text:tab/>0x11 0x09 0x00 0x00 0x01 0x00</text:p>
      <text:p text:style-name="P1"><text:span text:style-name="T2"><text:tab/>0x12 0x0B 0x00 0x00 0x02 0x00 </text:span><text:span text:style-name="T3">ml mh</text:span></text:p>
      <text:p text:style-name="P1">where <text:span text:style-name="T1">ml</text:span> and <text:span text:style-name="T1">mh</text:span> are the low and high bytes of the master node Id. Initially, the master node Id is set to 1, but it can be changed by a command (see below).</text:p>
      <text:p text:style-name="P1">Note that the node has to properly respond to the polling (to both commands); in particular, the second command should be acknowledged (code 0x06) also if the node Id does not match the master node Id. After 10 unacknowledged attempts, the plugin notifies the user.</text:p>
      <text:h text:style-name="P6" text:outline-level="3">The input</text:h>
      <text:p text:style-name="P1">For now there is only one command:</text:p>
      <text:p text:style-name="P1"><text:tab/><text:span text:style-name="T2">m[aster] [</text:span><text:span text:style-name="T3">Id</text:span><text:span text:style-name="T2">]</text:span></text:p>
      <text:p text:style-name="P1">which sets the master node Id. When the argument is absent, the current node becomes the master. This will affect subsequent polling, i.e., the new master node Id will be passed to the node.</text:p>
      <text:p text:style-name="P1">Anything that doesn't look like the above command is interpreted as a sequence of bytes to be passed to the node as a raw command. Expressions are OK. The length byte is absent, i.e., it will be calculated. For example, when you say:</text:p>
      <text:p text:style-name="P1"><text:tab/><text:span text:style-name="T2">16+1 0x00 0 0+2-1 0</text:span></text:p>
      <text:p text:style-name="P1">the sequence will translate into:</text:p>
      <text:p text:style-name="P1"><text:tab/><text:span text:style-name="T2">0x11 0x09 0x00 0x00 0x01 0x00</text:span></text:p>
      <text:p text:style-name="P1">Note that the second byte has been inserted by the script. Needless to say, the set of <text:soft-page-break/>commands will grow, if we negotiate more commands with Bert. </text:p>
      <text:h text:style-name="P6" text:outline-level="3">The output</text:h>
      <text:p text:style-name="P1">Events are automatically acknowledged and shown like this:</text:p>
      <text:p text:style-name="P4"><text:tab/><text:span text:style-name="T4">Event, peg = 000A (10), tag = 0084 (132), ad = 15, sn = 2:</text:span></text:p>
      <text:p text:style-name="P5"><text:tab/> <text:s text:c="3"/>button: <text:s text:c="2"/>3 (L)</text:p>
      <text:p text:style-name="P5"><text:s/><text:tab/> <text:s text:c="3"/>voltage: <text:s/>3.00</text:p>
      <text:p text:style-name="P5"><text:tab/> <text:s text:c="3"/>txpower: <text:s/>7</text:p>
      <text:p text:style-name="P3"><text:tab/> <text:s text:c="3"/>age: <text:s text:c="5"/>1</text:p>
      <text:p text:style-name="P1">which should be self-explanatory. Multiple events with the same time stamp (or serial number – <text:span text:style-name="T1">sn</text:span>) from the same tag (but only when peg is the current node) are presented only once.</text:p>
      <text:p text:style-name="P1">Polling commands are not shown, but if they are unacknowledged, a message will show up (not more often than once every 10 seconds).</text:p>
      <text:p text:style-name="P1">Any unrecognizable message arriving from the node is dumped as a raw sequence of bytes in this format:</text:p>
      <text:p text:style-name="P1"><text:tab/>&lt;tp,tl,nd&gt; … bytes …</text:p>
      <text:p text:style-name="P1">where <text:span text:style-name="T1">tp</text:span> is the type (the first byte), <text:span text:style-name="T1">tl</text:span> is the length (the second byte of the message), <text:span text:style-name="T1">nd</text:span> is the node Id (bytes 3 and 4 combined). This header is followed by the remaining bytes of the message. The header values are in decimal, the bytes are hex without the initial 0x. I will fix this, if it is conf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6M23S</meta:editing-duration>
    <meta:editing-cycles>59</meta:editing-cycles>
    <meta:generator>OpenOffice/4.0.1$Win32 OpenOffice.org_project/401m5$Build-9714</meta:generator>
    <dc:date>2014-04-01T14:27:38.08</dc:date>
    <dc:creator>Pawel Gburzynski</dc:creator>
    <meta:document-statistic meta:table-count="0" meta:image-count="0" meta:object-count="0" meta:page-count="2" meta:paragraph-count="33" meta:word-count="522" meta:character-count="2856"/>
    <meta:user-defined meta:name="Info 1"/>
    <meta:user-defined meta:name="Info 2"/>
    <meta:user-defined meta:name="Info 3"/>
    <meta:user-defined meta:name="Info 4"/>
  </office:meta>
</office:document-meta>
</file>